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8ca9" officeooo:paragraph-rsid="000b8ca9"/>
    </style:style>
    <style:style style:name="P2" style:family="paragraph" style:parent-style-name="Standard" style:list-style-name="L2">
      <style:text-properties officeooo:rsid="000b8ca9" officeooo:paragraph-rsid="000b8ca9"/>
    </style:style>
    <style:style style:name="P3" style:family="paragraph" style:parent-style-name="Standard">
      <style:text-properties officeooo:paragraph-rsid="000b8ca9"/>
    </style:style>
    <style:style style:name="P4" style:family="paragraph" style:parent-style-name="Standard" style:list-style-name="L2">
      <style:text-properties officeooo:paragraph-rsid="000b8ca9"/>
    </style:style>
    <style:style style:name="P5" style:family="paragraph" style:parent-style-name="Standard">
      <style:text-properties officeooo:rsid="000cb2a8" officeooo:paragraph-rsid="000cb2a8"/>
    </style:style>
    <style:style style:name="P6" style:family="paragraph" style:parent-style-name="Standard">
      <style:text-properties officeooo:rsid="000d611c" officeooo:paragraph-rsid="000d611c"/>
    </style:style>
    <style:style style:name="T1" style:family="text">
      <style:text-properties fo:font-weight="normal" style:font-weight-asian="normal" style:font-weight-complex="normal"/>
    </style:style>
    <style:style style:name="T2" style:family="text">
      <style:text-properties fo:font-weight="normal" officeooo:rsid="000b8ca9" style:font-weight-asian="normal" style:font-weight-complex="normal"/>
    </style:style>
    <style:style style:name="T3" style:family="text">
      <style:text-properties fo:font-weight="bold" officeooo:rsid="000b8ca9"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cb2a8" style:font-weight-asian="normal" style:font-weight-complex="normal"/>
    </style:style>
    <style:style style:name="T7" style:family="text">
      <style:text-properties style:text-underline-style="none" fo:font-weight="normal" officeooo:rsid="000d611c"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 mostrara el siguiente programa por la pantalla, y por qué?</text:p>
      <text:p text:style-name="P1"/>
      <text:p text:style-name="P1">public class Cap1_Ejercicio13_Programa_misterioso{</text:p>
      <text:p text:style-name="P1"/>
      <text:p text:style-name="P1"><text:tab/>public static void main(String[]args){</text:p>
      <text:p text:style-name="P1"><text:tab/></text:p>
      <text:p text:style-name="P1"><text:tab/><text:tab/>int i=0x100;</text:p>
      <text:p text:style-name="P1"><text:tab/><text:tab/>i=i&gt;&gt;&gt;1;</text:p>
      <text:p text:style-name="P1"><text:tab/><text:tab/>System.out.println(i);</text:p>
      <text:p text:style-name="P1"><text:tab/>}</text:p>
      <text:p text:style-name="P1">}</text:p>
      <text:p text:style-name="P1"/>
      <text:p text:style-name="P3"><text:span text:style-name="T3">Solución:</text:span></text:p>
      <text:list xml:id="list1129415973" text:style-name="L2">
        <text:list-item>
          <text:p text:style-name="P4"><text:span text:style-name="T2">El significado de</text:span><text:span text:style-name="T3"> 0x</text:span><text:span text:style-name="T2"> delante de un numero es que ese numero esta en base hexadecimal.</text:span></text:p>
        </text:list-item>
        <text:list-item>
          <text:p text:style-name="P2"><text:span text:style-name="T1">El significado de</text:span><text:span text:style-name="T4"> &gt;&gt;&gt;</text:span><text:span text:style-name="T5"> </text:span><text:span text:style-name="T6">provoca un desplazamiento de bits a la derecha, en el numero de la izquierda rellenando de ceros los huecos desplazados, la cantidad de desplazamiento viene dada por el numero que esta a la derecha.</text:span></text:p>
        </text:list-item>
      </text:list>
      <text:p text:style-name="P5"><text:span text:style-name="T5">Por lo que i es igual a </text:span><text:span text:style-name="T7">256 en decimal y en binario es 100000000.</text:span></text:p>
      <text:p text:style-name="P6"><text:span text:style-name="T7">p</text:span><text:span text:style-name="T5">or lo que en i=i&gt;&gt;&gt;1 se produce un desplazamiento hacia la derecha en el numero binario quedando de la siguiente manera 010000000 con lo que el valor decimal ahora es 128, siendo este el numero mostrado en pantall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6T17:18:19.739000000</meta:creation-date>
    <meta:generator>LibreOffice/7.2.7.2$Windows_X86_64 LibreOffice_project/8d71d29d553c0f7dcbfa38fbfda25ee34cce99a2</meta:generator>
    <dc:date>2022-12-06T19:50:45.290000000</dc:date>
    <meta:editing-duration>PT35M43S</meta:editing-duration>
    <meta:editing-cycles>1</meta:editing-cycles>
    <meta:document-statistic meta:table-count="0" meta:image-count="0" meta:object-count="0" meta:page-count="1" meta:paragraph-count="14" meta:word-count="134" meta:character-count="801" meta:non-whitespace-character-count="673"/>
  </office:meta>
</office:document-meta>
</file>